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94c1" officeooo:paragraph-rsid="001594c1"/>
    </style:style>
    <style:style style:name="P2" style:family="paragraph" style:parent-style-name="Standard">
      <style:paragraph-properties fo:text-align="start" style:justify-single-word="false"/>
      <style:text-properties officeooo:rsid="001594c1" officeooo:paragraph-rsid="001594c1"/>
    </style:style>
    <style:style style:name="T1" style:family="text">
      <style:text-properties officeooo:rsid="0016dcbd"/>
    </style:style>
    <style:style style:name="T2" style:family="text">
      <style:text-properties officeooo:rsid="00170a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ver Letter</text:p>
      <text:p text:style-name="P1"/>
      <text:p text:style-name="P2">Growing up in a city outside of Los Angeles, the smog was so thick that on a good night, you could see about five stars. Moving out to North Carolina with my father was a tough decision, but the first time I saw the Milky Way through these clear skies, I had so many questions that there was only one path <text:span text:style-name="T1">for me to follow.</text:span> <text:span text:style-name="T1">Since it was the Milky Way that really took my breath away</text:span>, I have been most interested in galactic dynamics and evolution, but because I had no experience in research, I had to first complete simple work in another field, gamma ray bursts. <text:span text:style-name="T1">This research was</text:span> under Dan Reichart, <text:span text:style-name="T1">whom I had the pleasure of meeting during his week-long radio observation research experience at NRAO WV, where I got a good idea of the sleep cycle of an astronomer</text:span>. Th<text:span text:style-name="T1">e research</text:span> was by no means hard work, but it did eventually help me to get into the lab I sought to join, where I have <text:span text:style-name="T2">been engineering a multislit spectrum slicer for the SOAR telescope in Chile, and most recently have </text:span>been examining the photometric effects that correlate with differences in inclination as measured with kinematic and photometric methods <text:span text:style-name="T1">using the SOAR telescope</text:span>. This <text:span text:style-name="T1">research, to be presented this year at the Seattle AAS meeting, </text:span>is done with Sheila Kannappan's RESOLVE team. <text:span text:style-name="T2">I've thoroughly enjoyed my academic experience at the University of North Carolina, even as a rushed transfer student, and making friends was very easy. I</text:span> hope to continue using <text:span text:style-name="T2">large</text:span> telescopes and spectrographs to observe galaxies and learn more about the <text:span text:style-name="T1">dynamics and evolution of the </text:span>universe we live 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6T21:30:56.740157308</meta:creation-date>
    <meta:generator>LibreOffice/4.2.6.3$Linux_X86_64 LibreOffice_project/420m0$Build-3</meta:generator>
    <dc:date>2014-10-16T22:08:27.720448660</dc:date>
    <meta:editing-duration>PT13M41S</meta:editing-duration>
    <meta:editing-cycles>3</meta:editing-cycles>
    <meta:document-statistic meta:table-count="0" meta:image-count="0" meta:object-count="0" meta:page-count="1" meta:paragraph-count="2" meta:word-count="279" meta:character-count="1590" meta:non-whitespace-character-count="1313"/>
  </office:meta>
</office:document-meta>
</file>